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ff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efault zone drops" table:style-name="ta1" table:print="false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>
            <draw:frame table:end-cell-address="'Default zone drops'.P28" table:end-x="2.149cm" table:end-y="0.314cm" draw:z-index="0" draw:style-name="gr1" svg:width="22.38cm" svg:height="12.166cm" svg:x="0.092cm" svg:y="0.104cm">
              <draw:object draw:notify-on-update-of-ranges="'Default zone drops'.A1:'Default zone drops'.A1 'Default zone drops'.B1:'Default zone drops'.F1 'Default zone drops'.A15:'Default zone drops'.A15 'Default zone drops'.B15:'Default zone drops'.F15 'Default zone drops'.A16:'Default zone drops'.A16 'Default zone drops'.B16:'Default zone drops'.F16 'Default zone drops'.A17:'Default zone drops'.A17 'Default zone drops'.B17:'Default zone drops'.F17 'Default zone drops'.A18:'Default zone drops'.A18 'Default zone drops'.B18:'Default zone drops'.F18 'Default zone drops'.A19:'Default zone drops'.A19 'Default zone drops'.B19:'Default zone drops'.F19 'Default zone drops'.A20:'Default zone drops'.A20 'Default zone drops'.B20:'Default zone drops'.F20 'Default zone drops'.A21:'Default zone drops'.A21 'Default zone drops'.B21:'Default zone drops'.F21 'Default zone drops'.A22:'Default zone drops'.A22 'Default zone drops'.B22:'Default zone drops'.F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7"/>
        </table:table-row>
        <table:table-row table:style-name="ro1">
          <table:table-cell office:value-type="string">
            <text:p>unique</text:p>
          </table:table-cell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 office:value-type="string">
            <text:p>double grea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1">
          <table:table-cell office:value-type="string">
            <text:p>Greater + ego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greater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double ego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ego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asic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money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table:number-columns-repeated="2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formula="of:=SUM([.B2:.B8])" office:value-type="float" office:value="93.5">
            <text:p>93,5</text:p>
          </table:table-cell>
          <table:table-cell table:formula="of:=SUM([.C2:.C8])" office:value-type="float" office:value="106.7">
            <text:p>106,7</text:p>
          </table:table-cell>
          <table:table-cell table:formula="of:=SUM([.D2:.D8])" office:value-type="float" office:value="111">
            <text:p>111</text:p>
          </table:table-cell>
          <table:table-cell table:formula="of:=SUM([.E2:.E8])" office:value-type="float" office:value="106.1">
            <text:p>106,1</text:p>
          </table:table-cell>
          <table:table-cell table:formula="of:=SUM([.F2:.F8])" office:value-type="float" office:value="106.2">
            <text:p>106,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unique</text:p>
          </table:table-cell>
          <table:table-cell table:style-name="ce2" table:formula="of:=[.B2]/[.B$11]" office:value-type="percentage" office:value="0.0053475935828877">
            <text:p>0,53%</text:p>
          </table:table-cell>
          <table:table-cell table:style-name="ce2" table:formula="of:=[.C2]/[.C$11]" office:value-type="percentage" office:value="0.00656044985941893">
            <text:p>0,66%</text:p>
          </table:table-cell>
          <table:table-cell table:style-name="ce2" table:formula="of:=[.D2]/[.D$11]" office:value-type="percentage" office:value="0.00900900900900901">
            <text:p>0,90%</text:p>
          </table:table-cell>
          <table:table-cell table:style-name="ce2" table:formula="of:=[.E2]/[.E$11]" office:value-type="percentage" office:value="0.0103675777568332">
            <text:p>1,04%</text:p>
          </table:table-cell>
          <table:table-cell table:style-name="ce2" table:formula="of:=[.F2]/[.F$11]" office:value-type="percentage" office:value="0.0112994350282486">
            <text:p>1,13%</text:p>
          </table:table-cell>
          <table:table-cell table:number-columns-repeated="1018"/>
        </table:table-row>
        <table:table-row table:style-name="ro1">
          <table:table-cell office:value-type="string">
            <text:p>double greater</text:p>
          </table:table-cell>
          <table:table-cell table:style-name="ce2" table:formula="of:=[.B3]/[.B$11]" office:value-type="percentage" office:value="0.0213903743315508">
            <text:p>2,14%</text:p>
          </table:table-cell>
          <table:table-cell table:style-name="ce2" table:formula="of:=[.C3]/[.C$11]" office:value-type="percentage" office:value="0.056232427366448">
            <text:p>5,62%</text:p>
          </table:table-cell>
          <table:table-cell table:style-name="ce2" table:formula="of:=[.D3]/[.D$11]" office:value-type="percentage" office:value="0.0900900900900901">
            <text:p>9,01%</text:p>
          </table:table-cell>
          <table:table-cell table:style-name="ce2" table:formula="of:=[.E3]/[.E$11]" office:value-type="percentage" office:value="0.141376060320452">
            <text:p>14,14%</text:p>
          </table:table-cell>
          <table:table-cell table:style-name="ce2" table:formula="of:=[.F3]/[.F$11]" office:value-type="percentage" office:value="0.329566854990584">
            <text:p>32,96%</text:p>
          </table:table-cell>
          <table:table-cell table:number-columns-repeated="1018"/>
        </table:table-row>
        <table:table-row table:style-name="ro1">
          <table:table-cell office:value-type="string">
            <text:p>Greater + ego</text:p>
          </table:table-cell>
          <table:table-cell table:style-name="ce2" table:formula="of:=[.B4]/[.B$11]" office:value-type="percentage" office:value="0.0427807486631016">
            <text:p>4,28%</text:p>
          </table:table-cell>
          <table:table-cell table:style-name="ce2" table:formula="of:=[.C4]/[.C$11]" office:value-type="percentage" office:value="0.0937207122774133">
            <text:p>9,37%</text:p>
          </table:table-cell>
          <table:table-cell table:style-name="ce2" table:formula="of:=[.D4]/[.D$11]" office:value-type="percentage" office:value="0.135135135135135">
            <text:p>13,51%</text:p>
          </table:table-cell>
          <table:table-cell table:style-name="ce2" table:formula="of:=[.E4]/[.E$11]" office:value-type="percentage" office:value="0.329877474081056">
            <text:p>32,99%</text:p>
          </table:table-cell>
          <table:table-cell table:style-name="ce2" table:formula="of:=[.F4]/[.F$11]" office:value-type="percentage" office:value="0.282485875706215">
            <text:p>28,25%</text:p>
          </table:table-cell>
          <table:table-cell table:number-columns-repeated="1018"/>
        </table:table-row>
        <table:table-row table:style-name="ro1">
          <table:table-cell office:value-type="string">
            <text:p>greater</text:p>
          </table:table-cell>
          <table:table-cell table:style-name="ce2" table:formula="of:=[.B5]/[.B$11]" office:value-type="percentage" office:value="0.128342245989305">
            <text:p>12,83%</text:p>
          </table:table-cell>
          <table:table-cell table:style-name="ce2" table:formula="of:=[.C5]/[.C$11]" office:value-type="percentage" office:value="0.187441424554827">
            <text:p>18,74%</text:p>
          </table:table-cell>
          <table:table-cell table:style-name="ce2" table:formula="of:=[.D5]/[.D$11]" office:value-type="percentage" office:value="0.315315315315315">
            <text:p>31,53%</text:p>
          </table:table-cell>
          <table:table-cell table:style-name="ce2" table:formula="of:=[.E5]/[.E$11]" office:value-type="percentage" office:value="0.235626767200754">
            <text:p>23,56%</text:p>
          </table:table-cell>
          <table:table-cell table:style-name="ce2" table:formula="of:=[.F5]/[.F$11]" office:value-type="percentage" office:value="0.188323917137476">
            <text:p>18,83%</text:p>
          </table:table-cell>
          <table:table-cell table:number-columns-repeated="1018"/>
        </table:table-row>
        <table:table-row table:style-name="ro1">
          <table:table-cell office:value-type="string">
            <text:p>double ego</text:p>
          </table:table-cell>
          <table:table-cell table:style-name="ce2" table:formula="of:=[.B6]/[.B$11]" office:value-type="percentage" office:value="0.213903743315508">
            <text:p>21,39%</text:p>
          </table:table-cell>
          <table:table-cell table:style-name="ce2" table:formula="of:=[.C6]/[.C$11]" office:value-type="percentage" office:value="0.328022492970947">
            <text:p>32,80%</text:p>
          </table:table-cell>
          <table:table-cell table:style-name="ce2" table:formula="of:=[.D6]/[.D$11]" office:value-type="percentage" office:value="0.225225225225225">
            <text:p>22,52%</text:p>
          </table:table-cell>
          <table:table-cell table:style-name="ce2" table:formula="of:=[.E6]/[.E$11]" office:value-type="percentage" office:value="0.188501413760603">
            <text:p>18,85%</text:p>
          </table:table-cell>
          <table:table-cell table:style-name="ce2" table:formula="of:=[.F6]/[.F$11]" office:value-type="percentage" office:value="0.0941619585687382">
            <text:p>9,42%</text:p>
          </table:table-cell>
          <table:table-cell table:number-columns-repeated="1018"/>
        </table:table-row>
        <table:table-row table:style-name="ro1">
          <table:table-cell office:value-type="string">
            <text:p>ego</text:p>
          </table:table-cell>
          <table:table-cell table:style-name="ce2" table:formula="of:=[.B7]/[.B$11]" office:value-type="percentage" office:value="0.374331550802139">
            <text:p>37,43%</text:p>
          </table:table-cell>
          <table:table-cell table:style-name="ce2" table:formula="of:=[.C7]/[.C$11]" office:value-type="percentage" office:value="0.187441424554827">
            <text:p>18,74%</text:p>
          </table:table-cell>
          <table:table-cell table:style-name="ce2" table:formula="of:=[.D7]/[.D$11]" office:value-type="percentage" office:value="0.135135135135135">
            <text:p>13,51%</text:p>
          </table:table-cell>
          <table:table-cell table:style-name="ce2" table:formula="of:=[.E7]/[.E$11]" office:value-type="percentage" office:value="0.0471253534401508">
            <text:p>4,71%</text:p>
          </table:table-cell>
          <table:table-cell table:style-name="ce2" table:formula="of:=[.F7]/[.F$11]" office:value-type="percentage" office:value="0.0470809792843691">
            <text:p>4,71%</text:p>
          </table:table-cell>
          <table:table-cell table:number-columns-repeated="1018"/>
        </table:table-row>
        <table:table-row table:style-name="ro1">
          <table:table-cell office:value-type="string">
            <text:p>basic</text:p>
          </table:table-cell>
          <table:table-cell table:style-name="ce2" table:formula="of:=[.B8]/[.B$11]" office:value-type="percentage" office:value="0.213903743315508">
            <text:p>21,39%</text:p>
          </table:table-cell>
          <table:table-cell table:style-name="ce2" table:formula="of:=[.C8]/[.C$11]" office:value-type="percentage" office:value="0.14058106841612">
            <text:p>14,06%</text:p>
          </table:table-cell>
          <table:table-cell table:style-name="ce2" table:formula="of:=[.D8]/[.D$11]" office:value-type="percentage" office:value="0.0900900900900901">
            <text:p>9,01%</text:p>
          </table:table-cell>
          <table:table-cell table:style-name="ce2" table:formula="of:=[.E8]/[.E$11]" office:value-type="percentage" office:value="0.0471253534401508">
            <text:p>4,71%</text:p>
          </table:table-cell>
          <table:table-cell table:style-name="ce2" table:formula="of:=[.F8]/[.F$11]" office:value-type="percentage" office:value="0.0470809792843691">
            <text:p>4,71%</text:p>
          </table:table-cell>
          <table:table-cell table:number-columns-repeated="1018"/>
        </table:table-row>
        <table:table-row table:style-name="ro1">
          <table:table-cell office:value-type="string">
            <text:p>money</text:p>
          </table:table-cell>
          <table:table-cell table:style-name="ce2" table:formula="of:=[.B9]/[.B$11]" office:value-type="percentage" office:value="0.0748663101604278">
            <text:p>7,49%</text:p>
          </table:table-cell>
          <table:table-cell table:style-name="ce2" table:formula="of:=[.C9]/[.C$11]" office:value-type="percentage" office:value="0.0749765698219306">
            <text:p>7,50%</text:p>
          </table:table-cell>
          <table:table-cell table:style-name="ce2" table:formula="of:=[.D9]/[.D$11]" office:value-type="percentage" office:value="0.0765765765765766">
            <text:p>7,66%</text:p>
          </table:table-cell>
          <table:table-cell table:style-name="ce2" table:formula="of:=[.E9]/[.E$11]" office:value-type="percentage" office:value="0.0754005655042413">
            <text:p>7,54%</text:p>
          </table:table-cell>
          <table:table-cell table:style-name="ce2" table:formula="of:=[.F9]/[.F$11]" office:value-type="percentage" office:value="0.0753295668549906">
            <text:p>7,53%</text:p>
          </table:table-cell>
          <table:table-cell table:number-columns-repeated="1018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re drops" table:style-name="ta1" table:print="false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>
            <draw:frame table:end-cell-address="'Store drops'.Q27" table:end-x="0.042cm" table:end-y="0.366cm" draw:z-index="0" draw:style-name="gr1" svg:width="22.531cm" svg:height="11.775cm" svg:x="0.092cm" svg:y="0.104cm">
              <draw:object draw:notify-on-update-of-ranges="'Boss drops'.B1:'Boss drops'.F1 'Boss drops'.A15:'Boss drops'.A15 'Boss drops'.B15:'Boss drops'.F15 'Boss drops'.A16:'Boss drops'.A16 'Boss drops'.B16:'Boss drops'.F16 'Boss drops'.A17:'Boss drops'.A17 'Boss drops'.B17:'Boss drops'.F17 'Boss drops'.A18:'Boss drops'.A18 'Boss drops'.B18:'Boss drops'.F18 'Boss drops'.A19:'Boss drops'.A19 'Boss drops'.B19:'Boss drops'.F19 'Boss drops'.A20:'Boss drops'.A20 'Boss drops'.B20:'Boss drops'.F20 'Boss drops'.A21:'Boss drops'.A21 'Boss drops'.B21:'Boss drops'.F21 'Boss drops'.A22:'Boss drops'.A22 'Boss drops'.B22:'Boss drops'.F2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" table:number-columns-repeated="1017"/>
        </table:table-row>
        <table:table-row table:style-name="ro1">
          <table:table-cell office:value-type="string">
            <text:p>unique</text:p>
          </table:table-cell>
          <table:table-cell table:number-columns-repeated="5" office:value-type="float" office:value="0.5">
            <text:p>0,5</text:p>
          </table:table-cell>
          <table:table-cell table:number-columns-repeated="1018"/>
        </table:table-row>
        <table:table-row table:style-name="ro1">
          <table:table-cell office:value-type="string">
            <text:p>double great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Greater + ego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greater</text:p>
          </table:table-cell>
          <table:table-cell table:number-columns-repeated="5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string">
            <text:p>double ego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ego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sic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ey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formula="of:=SUM([.B2:.B8])" office:value-type="float" office:value="105.5">
            <text:p>105,5</text:p>
          </table:table-cell>
          <table:table-cell table:formula="of:=SUM([.C2:.C8])" office:value-type="float" office:value="106.5">
            <text:p>106,5</text:p>
          </table:table-cell>
          <table:table-cell table:formula="of:=SUM([.D2:.D8])" office:value-type="float" office:value="108.5">
            <text:p>108,5</text:p>
          </table:table-cell>
          <table:table-cell table:formula="of:=SUM([.E2:.E8])" office:value-type="float" office:value="119.5">
            <text:p>119,5</text:p>
          </table:table-cell>
          <table:table-cell table:formula="of:=SUM([.F2:.F8])" office:value-type="float" office:value="115.5">
            <text:p>115,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unique</text:p>
          </table:table-cell>
          <table:table-cell table:style-name="ce2" table:formula="of:=[.B2]/[.B$11]" office:value-type="percentage" office:value="0.004739336492891">
            <text:p>0,47%</text:p>
          </table:table-cell>
          <table:table-cell table:style-name="ce2" table:formula="of:=[.C2]/[.C$11]" office:value-type="percentage" office:value="0.00469483568075117">
            <text:p>0,47%</text:p>
          </table:table-cell>
          <table:table-cell table:style-name="ce2" table:formula="of:=[.D2]/[.D$11]" office:value-type="percentage" office:value="0.00460829493087558">
            <text:p>0,46%</text:p>
          </table:table-cell>
          <table:table-cell table:style-name="ce2" table:formula="of:=[.E2]/[.E$11]" office:value-type="percentage" office:value="0.00418410041841004">
            <text:p>0,42%</text:p>
          </table:table-cell>
          <table:table-cell table:style-name="ce2" table:formula="of:=[.F2]/[.F$11]" office:value-type="percentage" office:value="0.00432900432900433">
            <text:p>0,43%</text:p>
          </table:table-cell>
          <table:table-cell table:number-columns-repeated="1018"/>
        </table:table-row>
        <table:table-row table:style-name="ro1">
          <table:table-cell office:value-type="string">
            <text:p>double greater</text:p>
          </table:table-cell>
          <table:table-cell table:style-name="ce2" table:formula="of:=[.B3]/[.B$11]" office:value-type="percentage" office:value="0.0947867298578199">
            <text:p>9,48%</text:p>
          </table:table-cell>
          <table:table-cell table:style-name="ce2" table:formula="of:=[.C3]/[.C$11]" office:value-type="percentage" office:value="0.187793427230047">
            <text:p>18,78%</text:p>
          </table:table-cell>
          <table:table-cell table:style-name="ce2" table:formula="of:=[.D3]/[.D$11]" office:value-type="percentage" office:value="0.276497695852535">
            <text:p>27,65%</text:p>
          </table:table-cell>
          <table:table-cell table:style-name="ce2" table:formula="of:=[.E3]/[.E$11]" office:value-type="percentage" office:value="0.334728033472803">
            <text:p>33,47%</text:p>
          </table:table-cell>
          <table:table-cell table:style-name="ce2" table:formula="of:=[.F3]/[.F$11]" office:value-type="percentage" office:value="0.432900432900433">
            <text:p>43,29%</text:p>
          </table:table-cell>
          <table:table-cell table:number-columns-repeated="1018"/>
        </table:table-row>
        <table:table-row table:style-name="ro1">
          <table:table-cell office:value-type="string">
            <text:p>Greater + ego</text:p>
          </table:table-cell>
          <table:table-cell table:style-name="ce2" table:formula="of:=[.B4]/[.B$11]" office:value-type="percentage" office:value="0.14218009478673">
            <text:p>14,22%</text:p>
          </table:table-cell>
          <table:table-cell table:style-name="ce2" table:formula="of:=[.C4]/[.C$11]" office:value-type="percentage" office:value="0.169014084507042">
            <text:p>16,90%</text:p>
          </table:table-cell>
          <table:table-cell table:style-name="ce2" table:formula="of:=[.D4]/[.D$11]" office:value-type="percentage" office:value="0.202764976958525">
            <text:p>20,28%</text:p>
          </table:table-cell>
          <table:table-cell table:style-name="ce2" table:formula="of:=[.E4]/[.E$11]" office:value-type="percentage" office:value="0.251046025104602">
            <text:p>25,10%</text:p>
          </table:table-cell>
          <table:table-cell table:style-name="ce2" table:formula="of:=[.F4]/[.F$11]" office:value-type="percentage" office:value="0.25974025974026">
            <text:p>25,97%</text:p>
          </table:table-cell>
          <table:table-cell table:number-columns-repeated="1018"/>
        </table:table-row>
        <table:table-row table:style-name="ro1">
          <table:table-cell office:value-type="string">
            <text:p>greater</text:p>
          </table:table-cell>
          <table:table-cell table:style-name="ce2" table:formula="of:=[.B5]/[.B$11]" office:value-type="percentage" office:value="0.23696682464455">
            <text:p>23,70%</text:p>
          </table:table-cell>
          <table:table-cell table:style-name="ce2" table:formula="of:=[.C5]/[.C$11]" office:value-type="percentage" office:value="0.234741784037559">
            <text:p>23,47%</text:p>
          </table:table-cell>
          <table:table-cell table:style-name="ce2" table:formula="of:=[.D5]/[.D$11]" office:value-type="percentage" office:value="0.230414746543779">
            <text:p>23,04%</text:p>
          </table:table-cell>
          <table:table-cell table:style-name="ce2" table:formula="of:=[.E5]/[.E$11]" office:value-type="percentage" office:value="0.209205020920502">
            <text:p>20,92%</text:p>
          </table:table-cell>
          <table:table-cell table:style-name="ce2" table:formula="of:=[.F5]/[.F$11]" office:value-type="percentage" office:value="0.216450216450216">
            <text:p>21,65%</text:p>
          </table:table-cell>
          <table:table-cell table:number-columns-repeated="1018"/>
        </table:table-row>
        <table:table-row table:style-name="ro1">
          <table:table-cell office:value-type="string">
            <text:p>double ego</text:p>
          </table:table-cell>
          <table:table-cell table:style-name="ce2" table:formula="of:=[.B6]/[.B$11]" office:value-type="percentage" office:value="0.42654028436019">
            <text:p>42,65%</text:p>
          </table:table-cell>
          <table:table-cell table:style-name="ce2" table:formula="of:=[.C6]/[.C$11]" office:value-type="percentage" office:value="0.328638497652582">
            <text:p>32,86%</text:p>
          </table:table-cell>
          <table:table-cell table:style-name="ce2" table:formula="of:=[.D6]/[.D$11]" office:value-type="percentage" office:value="0.230414746543779">
            <text:p>23,04%</text:p>
          </table:table-cell>
          <table:table-cell table:style-name="ce2" table:formula="of:=[.E6]/[.E$11]" office:value-type="percentage" office:value="0.167364016736402">
            <text:p>16,74%</text:p>
          </table:table-cell>
          <table:table-cell table:style-name="ce2" table:formula="of:=[.F6]/[.F$11]" office:value-type="percentage" office:value="0.0865800865800866">
            <text:p>8,66%</text:p>
          </table:table-cell>
          <table:table-cell table:number-columns-repeated="1018"/>
        </table:table-row>
        <table:table-row table:style-name="ro1">
          <table:table-cell office:value-type="string">
            <text:p>ego</text:p>
          </table:table-cell>
          <table:table-cell table:style-name="ce2" table:formula="of:=[.B7]/[.B$11]" office:value-type="percentage" office:value="0.0947867298578199">
            <text:p>9,48%</text:p>
          </table:table-cell>
          <table:table-cell table:style-name="ce2" table:formula="of:=[.C7]/[.C$11]" office:value-type="percentage" office:value="0.0751173708920188">
            <text:p>7,51%</text:p>
          </table:table-cell>
          <table:table-cell table:style-name="ce2" table:formula="of:=[.D7]/[.D$11]" office:value-type="percentage" office:value="0.0552995391705069">
            <text:p>5,53%</text:p>
          </table:table-cell>
          <table:table-cell table:style-name="ce2" table:formula="of:=[.E7]/[.E$11]" office:value-type="percentage" office:value="0.0334728033472803">
            <text:p>3,35%</text:p>
          </table:table-cell>
          <table:table-cell table:style-name="ce2" table:formula="of:=[.F7]/[.F$11]" office:value-type="percentage" office:value="0">
            <text:p>0,00%</text:p>
          </table:table-cell>
          <table:table-cell table:number-columns-repeated="1018"/>
        </table:table-row>
        <table:table-row table:style-name="ro1">
          <table:table-cell office:value-type="string">
            <text:p>basic</text:p>
          </table:table-cell>
          <table:table-cell table:style-name="ce2" table:formula="of:=[.B8]/[.B$11]" office:value-type="percentage" office:value="0">
            <text:p>0,00%</text:p>
          </table:table-cell>
          <table:table-cell table:style-name="ce2" table:formula="of:=[.C8]/[.C$11]" office:value-type="percentage" office:value="0">
            <text:p>0,00%</text:p>
          </table:table-cell>
          <table:table-cell table:style-name="ce2" table:formula="of:=[.D8]/[.D$11]" office:value-type="percentage" office:value="0">
            <text:p>0,00%</text:p>
          </table:table-cell>
          <table:table-cell table:style-name="ce2" table:formula="of:=[.E8]/[.E$11]" office:value-type="percentage" office:value="0">
            <text:p>0,00%</text:p>
          </table:table-cell>
          <table:table-cell table:style-name="ce2" table:formula="of:=[.F8]/[.F$11]" office:value-type="percentage" office:value="0">
            <text:p>0,00%</text:p>
          </table:table-cell>
          <table:table-cell table:number-columns-repeated="1018"/>
        </table:table-row>
        <table:table-row table:style-name="ro1">
          <table:table-cell office:value-type="string">
            <text:p>money</text:p>
          </table:table-cell>
          <table:table-cell table:style-name="ce2" table:formula="of:=[.B9]/[.B$11]" office:value-type="percentage" office:value="0">
            <text:p>0,00%</text:p>
          </table:table-cell>
          <table:table-cell table:style-name="ce2" table:formula="of:=[.C9]/[.C$11]" office:value-type="percentage" office:value="0">
            <text:p>0,00%</text:p>
          </table:table-cell>
          <table:table-cell table:style-name="ce2" table:formula="of:=[.D9]/[.D$11]" office:value-type="percentage" office:value="0">
            <text:p>0,00%</text:p>
          </table:table-cell>
          <table:table-cell table:style-name="ce2" table:formula="of:=[.E9]/[.E$11]" office:value-type="percentage" office:value="0">
            <text:p>0,00%</text:p>
          </table:table-cell>
          <table:table-cell table:style-name="ce2" table:formula="of:=[.F9]/[.F$11]" office:value-type="percentage" office:value="0">
            <text:p>0,00%</text:p>
          </table:table-cell>
          <table:table-cell table:number-columns-repeated="1018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ss drops" table:style-name="ta1" table:print="false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>
            <draw:frame table:end-cell-address="'Boss drops'.Q27" table:end-x="0.042cm" table:end-y="0.366cm" draw:z-index="0" draw:style-name="gr1" svg:width="22.531cm" svg:height="11.775cm" svg:x="0.092cm" svg:y="0.104cm">
              <draw:object draw:notify-on-update-of-ranges="'Boss drops'.A1:'Boss drops'.A1 'Boss drops'.B1:'Boss drops'.F1 'Boss drops'.A15:'Boss drops'.A15 'Boss drops'.B15:'Boss drops'.F15 'Boss drops'.A16:'Boss drops'.A16 'Boss drops'.B16:'Boss drops'.F16 'Boss drops'.A17:'Boss drops'.A17 'Boss drops'.B17:'Boss drops'.F17 'Boss drops'.A18:'Boss drops'.A18 'Boss drops'.B18:'Boss drops'.F18 'Boss drops'.A19:'Boss drops'.A19 'Boss drops'.B19:'Boss drops'.F19 'Boss drops'.A20:'Boss drops'.A20 'Boss drops'.B20:'Boss drops'.F20 'Boss drops'.A21:'Boss drops'.A21 'Boss drops'.B21:'Boss drops'.F21 'Boss drops'.A22:'Boss drops'.A22 'Boss drops'.B22:'Boss drops'.F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table:number-columns-repeated="1017"/>
        </table:table-row>
        <table:table-row table:style-name="ro1">
          <table:table-cell office:value-type="string">
            <text:p>uniqu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double great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Greater + ego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greater</text:p>
          </table:table-cell>
          <table:table-cell table:number-columns-repeated="5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string">
            <text:p>double ego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ego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sic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ey</text:p>
          </table:table-cell>
          <table:table-cell table:number-columns-repeated="5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formula="of:=SUM([.B2:.B8])" office:value-type="float" office:value="98">
            <text:p>98</text:p>
          </table:table-cell>
          <table:table-cell table:formula="of:=SUM([.C2:.C8])" office:value-type="float" office:value="102">
            <text:p>102</text:p>
          </table:table-cell>
          <table:table-cell table:formula="of:=SUM([.D2:.D8])" office:value-type="float" office:value="107">
            <text:p>107</text:p>
          </table:table-cell>
          <table:table-cell table:formula="of:=SUM([.E2:.E8])" office:value-type="float" office:value="121">
            <text:p>121</text:p>
          </table:table-cell>
          <table:table-cell table:formula="of:=SUM([.F2:.F8])" office:value-type="float" office:value="122">
            <text:p>12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unique</text:p>
          </table:table-cell>
          <table:table-cell table:style-name="ce2" table:formula="of:=[.B2]/[.B$11]" office:value-type="percentage" office:value="0.0306122448979592">
            <text:p>3,06%</text:p>
          </table:table-cell>
          <table:table-cell table:style-name="ce2" table:formula="of:=[.C2]/[.C$11]" office:value-type="percentage" office:value="0.0392156862745098">
            <text:p>3,92%</text:p>
          </table:table-cell>
          <table:table-cell table:style-name="ce2" table:formula="of:=[.D2]/[.D$11]" office:value-type="percentage" office:value="0.0467289719626168">
            <text:p>4,67%</text:p>
          </table:table-cell>
          <table:table-cell table:style-name="ce2" table:formula="of:=[.E2]/[.E$11]" office:value-type="percentage" office:value="0.0495867768595041">
            <text:p>4,96%</text:p>
          </table:table-cell>
          <table:table-cell table:style-name="ce2" table:formula="of:=[.F2]/[.F$11]" office:value-type="percentage" office:value="0.0573770491803279">
            <text:p>5,74%</text:p>
          </table:table-cell>
          <table:table-cell table:number-columns-repeated="1018"/>
        </table:table-row>
        <table:table-row table:style-name="ro1">
          <table:table-cell office:value-type="string">
            <text:p>double greater</text:p>
          </table:table-cell>
          <table:table-cell table:style-name="ce2" table:formula="of:=[.B3]/[.B$11]" office:value-type="percentage" office:value="0.102040816326531">
            <text:p>10,20%</text:p>
          </table:table-cell>
          <table:table-cell table:style-name="ce2" table:formula="of:=[.C3]/[.C$11]" office:value-type="percentage" office:value="0.196078431372549">
            <text:p>19,61%</text:p>
          </table:table-cell>
          <table:table-cell table:style-name="ce2" table:formula="of:=[.D3]/[.D$11]" office:value-type="percentage" office:value="0.280373831775701">
            <text:p>28,04%</text:p>
          </table:table-cell>
          <table:table-cell table:style-name="ce2" table:formula="of:=[.E3]/[.E$11]" office:value-type="percentage" office:value="0.330578512396694">
            <text:p>33,06%</text:p>
          </table:table-cell>
          <table:table-cell table:style-name="ce2" table:formula="of:=[.F3]/[.F$11]" office:value-type="percentage" office:value="0.40983606557377">
            <text:p>40,98%</text:p>
          </table:table-cell>
          <table:table-cell table:number-columns-repeated="1018"/>
        </table:table-row>
        <table:table-row table:style-name="ro1">
          <table:table-cell office:value-type="string">
            <text:p>Greater + ego</text:p>
          </table:table-cell>
          <table:table-cell table:style-name="ce2" table:formula="of:=[.B4]/[.B$11]" office:value-type="percentage" office:value="0.153061224489796">
            <text:p>15,31%</text:p>
          </table:table-cell>
          <table:table-cell table:style-name="ce2" table:formula="of:=[.C4]/[.C$11]" office:value-type="percentage" office:value="0.176470588235294">
            <text:p>17,65%</text:p>
          </table:table-cell>
          <table:table-cell table:style-name="ce2" table:formula="of:=[.D4]/[.D$11]" office:value-type="percentage" office:value="0.205607476635514">
            <text:p>20,56%</text:p>
          </table:table-cell>
          <table:table-cell table:style-name="ce2" table:formula="of:=[.E4]/[.E$11]" office:value-type="percentage" office:value="0.247933884297521">
            <text:p>24,79%</text:p>
          </table:table-cell>
          <table:table-cell table:style-name="ce2" table:formula="of:=[.F4]/[.F$11]" office:value-type="percentage" office:value="0.245901639344262">
            <text:p>24,59%</text:p>
          </table:table-cell>
          <table:table-cell table:number-columns-repeated="1018"/>
        </table:table-row>
        <table:table-row table:style-name="ro1">
          <table:table-cell office:value-type="string">
            <text:p>greater</text:p>
          </table:table-cell>
          <table:table-cell table:style-name="ce2" table:formula="of:=[.B5]/[.B$11]" office:value-type="percentage" office:value="0.255102040816327">
            <text:p>25,51%</text:p>
          </table:table-cell>
          <table:table-cell table:style-name="ce2" table:formula="of:=[.C5]/[.C$11]" office:value-type="percentage" office:value="0.245098039215686">
            <text:p>24,51%</text:p>
          </table:table-cell>
          <table:table-cell table:style-name="ce2" table:formula="of:=[.D5]/[.D$11]" office:value-type="percentage" office:value="0.233644859813084">
            <text:p>23,36%</text:p>
          </table:table-cell>
          <table:table-cell table:style-name="ce2" table:formula="of:=[.E5]/[.E$11]" office:value-type="percentage" office:value="0.206611570247934">
            <text:p>20,66%</text:p>
          </table:table-cell>
          <table:table-cell table:style-name="ce2" table:formula="of:=[.F5]/[.F$11]" office:value-type="percentage" office:value="0.204918032786885">
            <text:p>20,49%</text:p>
          </table:table-cell>
          <table:table-cell table:number-columns-repeated="1018"/>
        </table:table-row>
        <table:table-row table:style-name="ro1">
          <table:table-cell office:value-type="string">
            <text:p>double ego</text:p>
          </table:table-cell>
          <table:table-cell table:style-name="ce2" table:formula="of:=[.B6]/[.B$11]" office:value-type="percentage" office:value="0.459183673469388">
            <text:p>45,92%</text:p>
          </table:table-cell>
          <table:table-cell table:style-name="ce2" table:formula="of:=[.C6]/[.C$11]" office:value-type="percentage" office:value="0.343137254901961">
            <text:p>34,31%</text:p>
          </table:table-cell>
          <table:table-cell table:style-name="ce2" table:formula="of:=[.D6]/[.D$11]" office:value-type="percentage" office:value="0.233644859813084">
            <text:p>23,36%</text:p>
          </table:table-cell>
          <table:table-cell table:style-name="ce2" table:formula="of:=[.E6]/[.E$11]" office:value-type="percentage" office:value="0.165289256198347">
            <text:p>16,53%</text:p>
          </table:table-cell>
          <table:table-cell table:style-name="ce2" table:formula="of:=[.F6]/[.F$11]" office:value-type="percentage" office:value="0.0819672131147541">
            <text:p>8,20%</text:p>
          </table:table-cell>
          <table:table-cell table:number-columns-repeated="1018"/>
        </table:table-row>
        <table:table-row table:style-name="ro1">
          <table:table-cell office:value-type="string">
            <text:p>ego</text:p>
          </table:table-cell>
          <table:table-cell table:style-name="ce2" table:formula="of:=[.B7]/[.B$11]" office:value-type="percentage" office:value="0">
            <text:p>0,00%</text:p>
          </table:table-cell>
          <table:table-cell table:style-name="ce2" table:formula="of:=[.C7]/[.C$11]" office:value-type="percentage" office:value="0">
            <text:p>0,00%</text:p>
          </table:table-cell>
          <table:table-cell table:style-name="ce2" table:formula="of:=[.D7]/[.D$11]" office:value-type="percentage" office:value="0">
            <text:p>0,00%</text:p>
          </table:table-cell>
          <table:table-cell table:style-name="ce2" table:formula="of:=[.E7]/[.E$11]" office:value-type="percentage" office:value="0">
            <text:p>0,00%</text:p>
          </table:table-cell>
          <table:table-cell table:style-name="ce2" table:formula="of:=[.F7]/[.F$11]" office:value-type="percentage" office:value="0">
            <text:p>0,00%</text:p>
          </table:table-cell>
          <table:table-cell table:number-columns-repeated="1018"/>
        </table:table-row>
        <table:table-row table:style-name="ro1">
          <table:table-cell office:value-type="string">
            <text:p>basic</text:p>
          </table:table-cell>
          <table:table-cell table:style-name="ce2" table:formula="of:=[.B8]/[.B$11]" office:value-type="percentage" office:value="0">
            <text:p>0,00%</text:p>
          </table:table-cell>
          <table:table-cell table:style-name="ce2" table:formula="of:=[.C8]/[.C$11]" office:value-type="percentage" office:value="0">
            <text:p>0,00%</text:p>
          </table:table-cell>
          <table:table-cell table:style-name="ce2" table:formula="of:=[.D8]/[.D$11]" office:value-type="percentage" office:value="0">
            <text:p>0,00%</text:p>
          </table:table-cell>
          <table:table-cell table:style-name="ce2" table:formula="of:=[.E8]/[.E$11]" office:value-type="percentage" office:value="0">
            <text:p>0,00%</text:p>
          </table:table-cell>
          <table:table-cell table:style-name="ce2" table:formula="of:=[.F8]/[.F$11]" office:value-type="percentage" office:value="0">
            <text:p>0,00%</text:p>
          </table:table-cell>
          <table:table-cell table:number-columns-repeated="1018"/>
        </table:table-row>
        <table:table-row table:style-name="ro1">
          <table:table-cell office:value-type="string">
            <text:p>money</text:p>
          </table:table-cell>
          <table:table-cell table:style-name="ce2" table:formula="of:=[.B9]/[.B$11]" office:value-type="percentage" office:value="0.0408163265306122">
            <text:p>4,08%</text:p>
          </table:table-cell>
          <table:table-cell table:style-name="ce2" table:formula="of:=[.C9]/[.C$11]" office:value-type="percentage" office:value="0.0392156862745098">
            <text:p>3,92%</text:p>
          </table:table-cell>
          <table:table-cell table:style-name="ce2" table:formula="of:=[.D9]/[.D$11]" office:value-type="percentage" office:value="0.0373831775700935">
            <text:p>3,74%</text:p>
          </table:table-cell>
          <table:table-cell table:style-name="ce2" table:formula="of:=[.E9]/[.E$11]" office:value-type="percentage" office:value="0.0330578512396694">
            <text:p>3,31%</text:p>
          </table:table-cell>
          <table:table-cell table:style-name="ce2" table:formula="of:=[.F9]/[.F$11]" office:value-type="percentage" office:value="0.0327868852459016">
            <text:p>3,28%</text:p>
          </table:table-cell>
          <table:table-cell table:number-columns-repeated="1018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7/03/2011</text:date>, <text:time>13:0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3-07T09:36:08</meta:creation-date>
    <dc:date>2011-03-07T13:02:25</dc:date>
    <dc:creator>Dark God</dc:creator>
    <meta:editing-duration>PT03H26M17S</meta:editing-duration>
    <meta:editing-cycles>5</meta:editing-cycles>
    <meta:generator>OpenOffice.org/3.2$Unix OpenOffice.org_project/320m12$Build-9483</meta:generator>
    <meta:document-statistic meta:table-count="3" meta:cell-count="3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1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11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 style:data-style-name="N11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4" style:family="chart" style:data-style-name="N11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81cm" svg:height="12.167cm" xlink:href=".." chart:class="chart:line" chart:style-name="ch1">
        <chart:legend chart:legend-position="end" svg:x="19.47cm" svg:y="4.517cm" chart:style-name="ch2"/>
        <chart:plot-area chart:style-name="ch3" table:cell-range-address="'Default zone drops'.A1:'Default zone drops'.F1 'Default zone drops'.A15:'Default zone drops'.F22" chart:data-source-has-labels="both" svg:x="0.447cm" svg:y="0.243cm" svg:width="18.577cm" svg:height="11.438cm">
          <chart:axis chart:dimension="x" chart:name="primary-x" chart:style-name="ch4">
            <chart:categories table:cell-range-address="'Default zone drops'.B1:'Default zone drop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fault zone drops'.B15:'Default zone drops'.F15" chart:label-cell-address="'Default zone drops'.A15:'Default zone drops'.A15" chart:class="chart:line">
            <chart:data-point chart:repeated="5"/>
          </chart:series>
          <chart:series chart:style-name="ch8" chart:values-cell-range-address="'Default zone drops'.B16:'Default zone drops'.F16" chart:label-cell-address="'Default zone drops'.A16:'Default zone drops'.A16" chart:class="chart:line">
            <chart:data-point chart:repeated="5"/>
          </chart:series>
          <chart:series chart:style-name="ch9" chart:values-cell-range-address="'Default zone drops'.B17:'Default zone drops'.F17" chart:label-cell-address="'Default zone drops'.A17:'Default zone drops'.A17" chart:class="chart:line">
            <chart:data-point chart:repeated="5"/>
          </chart:series>
          <chart:series chart:style-name="ch10" chart:values-cell-range-address="'Default zone drops'.B18:'Default zone drops'.F18" chart:label-cell-address="'Default zone drops'.A18:'Default zone drops'.A18" chart:class="chart:line">
            <chart:data-point chart:repeated="5"/>
          </chart:series>
          <chart:series chart:style-name="ch11" chart:values-cell-range-address="'Default zone drops'.B19:'Default zone drops'.F19" chart:label-cell-address="'Default zone drops'.A19:'Default zone drops'.A19" chart:class="chart:line">
            <chart:data-point chart:repeated="5"/>
          </chart:series>
          <chart:series chart:style-name="ch12" chart:values-cell-range-address="'Default zone drops'.B20:'Default zone drops'.F20" chart:label-cell-address="'Default zone drops'.A20:'Default zone drops'.A20" chart:class="chart:line">
            <chart:data-point chart:repeated="5"/>
          </chart:series>
          <chart:series chart:style-name="ch13" chart:values-cell-range-address="'Default zone drops'.B21:'Default zone drops'.F21" chart:label-cell-address="'Default zone drops'.A21:'Default zone drops'.A21" chart:class="chart:line">
            <chart:data-point chart:repeated="5"/>
          </chart:series>
          <chart:series chart:style-name="ch14" chart:values-cell-range-address="'Default zone drops'.B22:'Default zone drops'.F22" chart:label-cell-address="'Default zone drops'.A22:'Default zone drops'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efault zone drops'.B1:'Default zone drops'.F1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'Default zone drops'.A15:'Default zone drops'.A15">unique</text:p>
              </table:table-cell>
              <table:table-cell office:value-type="float" office:value="0.0053475935828877">
                <text:p text:id="'Default zone drops'.B15:'Default zone drops'.F15">0.0053475935828877</text:p>
              </table:table-cell>
              <table:table-cell office:value-type="float" office:value="0.00656044985941893">
                <text:p>0.00656044985941893</text:p>
              </table:table-cell>
              <table:table-cell office:value-type="float" office:value="0.00900900900900901">
                <text:p>0.00900900900900901</text:p>
              </table:table-cell>
              <table:table-cell office:value-type="float" office:value="0.0103675777568332">
                <text:p>0.0103675777568332</text:p>
              </table:table-cell>
              <table:table-cell office:value-type="float" office:value="0.0112994350282486">
                <text:p>0.0112994350282486</text:p>
              </table:table-cell>
            </table:table-row>
            <table:table-row>
              <table:table-cell office:value-type="string">
                <text:p text:id="'Default zone drops'.A16:'Default zone drops'.A16">double greater</text:p>
              </table:table-cell>
              <table:table-cell office:value-type="float" office:value="0.0213903743315508">
                <text:p text:id="'Default zone drops'.B16:'Default zone drops'.F16">0.0213903743315508</text:p>
              </table:table-cell>
              <table:table-cell office:value-type="float" office:value="0.056232427366448">
                <text:p>0.056232427366448</text:p>
              </table:table-cell>
              <table:table-cell office:value-type="float" office:value="0.0900900900900901">
                <text:p>0.0900900900900901</text:p>
              </table:table-cell>
              <table:table-cell office:value-type="float" office:value="0.141376060320452">
                <text:p>0.141376060320452</text:p>
              </table:table-cell>
              <table:table-cell office:value-type="float" office:value="0.329566854990584">
                <text:p>0.329566854990584</text:p>
              </table:table-cell>
            </table:table-row>
            <table:table-row>
              <table:table-cell office:value-type="string">
                <text:p text:id="'Default zone drops'.A17:'Default zone drops'.A17">Greater + ego</text:p>
              </table:table-cell>
              <table:table-cell office:value-type="float" office:value="0.0427807486631016">
                <text:p text:id="'Default zone drops'.B17:'Default zone drops'.F17">0.0427807486631016</text:p>
              </table:table-cell>
              <table:table-cell office:value-type="float" office:value="0.0937207122774133">
                <text:p>0.0937207122774133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0.329877474081056">
                <text:p>0.329877474081056</text:p>
              </table:table-cell>
              <table:table-cell office:value-type="float" office:value="0.282485875706215">
                <text:p>0.282485875706215</text:p>
              </table:table-cell>
            </table:table-row>
            <table:table-row>
              <table:table-cell office:value-type="string">
                <text:p text:id="'Default zone drops'.A18:'Default zone drops'.A18">greater</text:p>
              </table:table-cell>
              <table:table-cell office:value-type="float" office:value="0.128342245989305">
                <text:p text:id="'Default zone drops'.B18:'Default zone drops'.F18">0.128342245989305</text:p>
              </table:table-cell>
              <table:table-cell office:value-type="float" office:value="0.187441424554827">
                <text:p>0.187441424554827</text:p>
              </table:table-cell>
              <table:table-cell office:value-type="float" office:value="0.315315315315315">
                <text:p>0.315315315315315</text:p>
              </table:table-cell>
              <table:table-cell office:value-type="float" office:value="0.235626767200754">
                <text:p>0.235626767200754</text:p>
              </table:table-cell>
              <table:table-cell office:value-type="float" office:value="0.188323917137476">
                <text:p>0.188323917137476</text:p>
              </table:table-cell>
            </table:table-row>
            <table:table-row>
              <table:table-cell office:value-type="string">
                <text:p text:id="'Default zone drops'.A19:'Default zone drops'.A19">double ego</text:p>
              </table:table-cell>
              <table:table-cell office:value-type="float" office:value="0.213903743315508">
                <text:p text:id="'Default zone drops'.B19:'Default zone drops'.F19">0.213903743315508</text:p>
              </table:table-cell>
              <table:table-cell office:value-type="float" office:value="0.328022492970947">
                <text:p>0.328022492970947</text:p>
              </table:table-cell>
              <table:table-cell office:value-type="float" office:value="0.225225225225225">
                <text:p>0.225225225225225</text:p>
              </table:table-cell>
              <table:table-cell office:value-type="float" office:value="0.188501413760603">
                <text:p>0.188501413760603</text:p>
              </table:table-cell>
              <table:table-cell office:value-type="float" office:value="0.0941619585687382">
                <text:p>0.0941619585687382</text:p>
              </table:table-cell>
            </table:table-row>
            <table:table-row>
              <table:table-cell office:value-type="string">
                <text:p text:id="'Default zone drops'.A20:'Default zone drops'.A20">ego</text:p>
              </table:table-cell>
              <table:table-cell office:value-type="float" office:value="0.374331550802139">
                <text:p text:id="'Default zone drops'.B20:'Default zone drops'.F20">0.374331550802139</text:p>
              </table:table-cell>
              <table:table-cell office:value-type="float" office:value="0.187441424554827">
                <text:p>0.187441424554827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0.0471253534401508">
                <text:p>0.0471253534401508</text:p>
              </table:table-cell>
              <table:table-cell office:value-type="float" office:value="0.0470809792843691">
                <text:p>0.0470809792843691</text:p>
              </table:table-cell>
            </table:table-row>
            <table:table-row>
              <table:table-cell office:value-type="string">
                <text:p text:id="'Default zone drops'.A21:'Default zone drops'.A21">basic</text:p>
              </table:table-cell>
              <table:table-cell office:value-type="float" office:value="0.213903743315508">
                <text:p text:id="'Default zone drops'.B21:'Default zone drops'.F21">0.213903743315508</text:p>
              </table:table-cell>
              <table:table-cell office:value-type="float" office:value="0.14058106841612">
                <text:p>0.14058106841612</text:p>
              </table:table-cell>
              <table:table-cell office:value-type="float" office:value="0.0900900900900901">
                <text:p>0.0900900900900901</text:p>
              </table:table-cell>
              <table:table-cell office:value-type="float" office:value="0.0471253534401508">
                <text:p>0.0471253534401508</text:p>
              </table:table-cell>
              <table:table-cell office:value-type="float" office:value="0.0470809792843691">
                <text:p>0.0470809792843691</text:p>
              </table:table-cell>
            </table:table-row>
            <table:table-row>
              <table:table-cell office:value-type="string">
                <text:p text:id="'Default zone drops'.A22:'Default zone drops'.A22">money</text:p>
              </table:table-cell>
              <table:table-cell office:value-type="float" office:value="0.0748663101604278">
                <text:p text:id="'Default zone drops'.B22:'Default zone drops'.F22">0.0748663101604278</text:p>
              </table:table-cell>
              <table:table-cell office:value-type="float" office:value="0.0749765698219306">
                <text:p>0.0749765698219306</text:p>
              </table:table-cell>
              <table:table-cell office:value-type="float" office:value="0.0765765765765766">
                <text:p>0.0765765765765766</text:p>
              </table:table-cell>
              <table:table-cell office:value-type="float" office:value="0.0754005655042413">
                <text:p>0.0754005655042413</text:p>
              </table:table-cell>
              <table:table-cell office:value-type="float" office:value="0.0753295668549906">
                <text:p>0.0753295668549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1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11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 style:data-style-name="N11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4" style:family="chart" style:data-style-name="N11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532cm" svg:height="11.776cm" xlink:href=".." chart:class="chart:line" chart:style-name="ch1">
        <chart:legend chart:legend-position="end" svg:x="19.618cm" svg:y="4.322cm" chart:style-name="ch2"/>
        <chart:plot-area chart:style-name="ch3" table:cell-range-address="'Boss drops'.A1:'Boss drops'.F1 'Boss drops'.A15:'Boss drops'.F22" chart:data-source-has-labels="both" svg:x="0.45cm" svg:y="0.235cm" svg:width="18.719cm" svg:height="11.071cm">
          <chart:axis chart:dimension="x" chart:name="primary-x" chart:style-name="ch4">
            <chart:categories table:cell-range-address="'Boss drops'.B1:'Boss drop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oss drops'.B15:'Boss drops'.F15" chart:label-cell-address="'Boss drops'.A15:'Boss drops'.A15" chart:class="chart:line">
            <chart:data-point chart:repeated="5"/>
          </chart:series>
          <chart:series chart:style-name="ch8" chart:values-cell-range-address="'Boss drops'.B16:'Boss drops'.F16" chart:label-cell-address="'Boss drops'.A16:'Boss drops'.A16" chart:class="chart:line">
            <chart:data-point chart:repeated="5"/>
          </chart:series>
          <chart:series chart:style-name="ch9" chart:values-cell-range-address="'Boss drops'.B17:'Boss drops'.F17" chart:label-cell-address="'Boss drops'.A17:'Boss drops'.A17" chart:class="chart:line">
            <chart:data-point chart:repeated="5"/>
          </chart:series>
          <chart:series chart:style-name="ch10" chart:values-cell-range-address="'Boss drops'.B18:'Boss drops'.F18" chart:label-cell-address="'Boss drops'.A18:'Boss drops'.A18" chart:class="chart:line">
            <chart:data-point chart:repeated="5"/>
          </chart:series>
          <chart:series chart:style-name="ch11" chart:values-cell-range-address="'Boss drops'.B19:'Boss drops'.F19" chart:label-cell-address="'Boss drops'.A19:'Boss drops'.A19" chart:class="chart:line">
            <chart:data-point chart:repeated="5"/>
          </chart:series>
          <chart:series chart:style-name="ch12" chart:values-cell-range-address="'Boss drops'.B20:'Boss drops'.F20" chart:label-cell-address="'Boss drops'.A20:'Boss drops'.A20" chart:class="chart:line">
            <chart:data-point chart:repeated="5"/>
          </chart:series>
          <chart:series chart:style-name="ch13" chart:values-cell-range-address="'Boss drops'.B21:'Boss drops'.F21" chart:label-cell-address="'Boss drops'.A21:'Boss drops'.A21" chart:class="chart:line">
            <chart:data-point chart:repeated="5"/>
          </chart:series>
          <chart:series chart:style-name="ch14" chart:values-cell-range-address="'Boss drops'.B22:'Boss drops'.F22" chart:label-cell-address="'Boss drops'.A22:'Boss drops'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Boss drops'.B1:'Boss drops'.F1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'Boss drops'.A15:'Boss drops'.A15">unique</text:p>
              </table:table-cell>
              <table:table-cell office:value-type="float" office:value="0.0306122448979592">
                <text:p text:id="'Boss drops'.B15:'Boss drops'.F15">0.0306122448979592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0.0467289719626168">
                <text:p>0.0467289719626168</text:p>
              </table:table-cell>
              <table:table-cell office:value-type="float" office:value="0.0495867768595041">
                <text:p>0.0495867768595041</text:p>
              </table:table-cell>
              <table:table-cell office:value-type="float" office:value="0.0573770491803279">
                <text:p>0.0573770491803279</text:p>
              </table:table-cell>
            </table:table-row>
            <table:table-row>
              <table:table-cell office:value-type="string">
                <text:p text:id="'Boss drops'.A16:'Boss drops'.A16">double greater</text:p>
              </table:table-cell>
              <table:table-cell office:value-type="float" office:value="0.102040816326531">
                <text:p text:id="'Boss drops'.B16:'Boss drops'.F16">0.10204081632653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280373831775701">
                <text:p>0.280373831775701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0983606557377">
                <text:p>0.40983606557377</text:p>
              </table:table-cell>
            </table:table-row>
            <table:table-row>
              <table:table-cell office:value-type="string">
                <text:p text:id="'Boss drops'.A17:'Boss drops'.A17">Greater + ego</text:p>
              </table:table-cell>
              <table:table-cell office:value-type="float" office:value="0.153061224489796">
                <text:p text:id="'Boss drops'.B17:'Boss drops'.F17">0.153061224489796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205607476635514">
                <text:p>0.205607476635514</text:p>
              </table:table-cell>
              <table:table-cell office:value-type="float" office:value="0.247933884297521">
                <text:p>0.247933884297521</text:p>
              </table:table-cell>
              <table:table-cell office:value-type="float" office:value="0.245901639344262">
                <text:p>0.245901639344262</text:p>
              </table:table-cell>
            </table:table-row>
            <table:table-row>
              <table:table-cell office:value-type="string">
                <text:p text:id="'Boss drops'.A18:'Boss drops'.A18">greater</text:p>
              </table:table-cell>
              <table:table-cell office:value-type="float" office:value="0.255102040816327">
                <text:p text:id="'Boss drops'.B18:'Boss drops'.F18">0.255102040816327</text:p>
              </table:table-cell>
              <table:table-cell office:value-type="float" office:value="0.245098039215686">
                <text:p>0.245098039215686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0.206611570247934">
                <text:p>0.206611570247934</text:p>
              </table:table-cell>
              <table:table-cell office:value-type="float" office:value="0.204918032786885">
                <text:p>0.204918032786885</text:p>
              </table:table-cell>
            </table:table-row>
            <table:table-row>
              <table:table-cell office:value-type="string">
                <text:p text:id="'Boss drops'.A19:'Boss drops'.A19">double ego</text:p>
              </table:table-cell>
              <table:table-cell office:value-type="float" office:value="0.459183673469388">
                <text:p text:id="'Boss drops'.B19:'Boss drops'.F19">0.459183673469388</text:p>
              </table:table-cell>
              <table:table-cell office:value-type="float" office:value="0.343137254901961">
                <text:p>0.343137254901961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0.0819672131147541">
                <text:p>0.0819672131147541</text:p>
              </table:table-cell>
            </table:table-row>
            <table:table-row>
              <table:table-cell office:value-type="string">
                <text:p text:id="'Boss drops'.A20:'Boss drops'.A20">ego</text:p>
              </table:table-cell>
              <table:table-cell office:value-type="float" office:value="0">
                <text:p text:id="'Boss drops'.B20:'Boss drops'.F2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Boss drops'.A21:'Boss drops'.A21">basic</text:p>
              </table:table-cell>
              <table:table-cell office:value-type="float" office:value="0">
                <text:p text:id="'Boss drops'.B21:'Boss drops'.F2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Boss drops'.A22:'Boss drops'.A22">money</text:p>
              </table:table-cell>
              <table:table-cell office:value-type="float" office:value="0.0408163265306122">
                <text:p text:id="'Boss drops'.B22:'Boss drops'.F22">0.0408163265306122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0.0373831775700935">
                <text:p>0.0373831775700935</text:p>
              </table:table-cell>
              <table:table-cell office:value-type="float" office:value="0.0330578512396694">
                <text:p>0.0330578512396694</text:p>
              </table:table-cell>
              <table:table-cell office:value-type="float" office:value="0.0327868852459016">
                <text:p>0.0327868852459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1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11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 style:data-style-name="N11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4" style:family="chart" style:data-style-name="N11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532cm" svg:height="11.776cm" xlink:href=".." chart:class="chart:line" chart:style-name="ch1">
        <chart:legend chart:legend-position="end" svg:x="19.618cm" svg:y="4.322cm" chart:style-name="ch2"/>
        <chart:plot-area chart:style-name="ch3" table:cell-range-address="'Boss drops'.B1:'Boss drops'.F1 'Boss drops'.A15:'Boss drops'.F22" chart:data-source-has-labels="both" svg:x="0.45cm" svg:y="0.235cm" svg:width="18.719cm" svg:height="11.071cm">
          <chart:axis chart:dimension="x" chart:name="primary-x" chart:style-name="ch4">
            <chart:categories table:cell-range-address="'Boss drops'.B1:'Boss drop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oss drops'.B15:'Boss drops'.F15" chart:label-cell-address="'Boss drops'.A15:'Boss drops'.A15" chart:class="chart:line">
            <chart:data-point chart:repeated="5"/>
          </chart:series>
          <chart:series chart:style-name="ch8" chart:values-cell-range-address="'Boss drops'.B16:'Boss drops'.F16" chart:label-cell-address="'Boss drops'.A16:'Boss drops'.A16" chart:class="chart:line">
            <chart:data-point chart:repeated="5"/>
          </chart:series>
          <chart:series chart:style-name="ch9" chart:values-cell-range-address="'Boss drops'.B17:'Boss drops'.F17" chart:label-cell-address="'Boss drops'.A17:'Boss drops'.A17" chart:class="chart:line">
            <chart:data-point chart:repeated="5"/>
          </chart:series>
          <chart:series chart:style-name="ch10" chart:values-cell-range-address="'Boss drops'.B18:'Boss drops'.F18" chart:label-cell-address="'Boss drops'.A18:'Boss drops'.A18" chart:class="chart:line">
            <chart:data-point chart:repeated="5"/>
          </chart:series>
          <chart:series chart:style-name="ch11" chart:values-cell-range-address="'Boss drops'.B19:'Boss drops'.F19" chart:label-cell-address="'Boss drops'.A19:'Boss drops'.A19" chart:class="chart:line">
            <chart:data-point chart:repeated="5"/>
          </chart:series>
          <chart:series chart:style-name="ch12" chart:values-cell-range-address="'Boss drops'.B20:'Boss drops'.F20" chart:label-cell-address="'Boss drops'.A20:'Boss drops'.A20" chart:class="chart:line">
            <chart:data-point chart:repeated="5"/>
          </chart:series>
          <chart:series chart:style-name="ch13" chart:values-cell-range-address="'Boss drops'.B21:'Boss drops'.F21" chart:label-cell-address="'Boss drops'.A21:'Boss drops'.A21" chart:class="chart:line">
            <chart:data-point chart:repeated="5"/>
          </chart:series>
          <chart:series chart:style-name="ch14" chart:values-cell-range-address="'Boss drops'.B22:'Boss drops'.F22" chart:label-cell-address="'Boss drops'.A22:'Boss drops'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Boss drops'.B1:'Boss drops'.F1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'Boss drops'.A15:'Boss drops'.A15">unique</text:p>
              </table:table-cell>
              <table:table-cell office:value-type="float" office:value="0.0306122448979592">
                <text:p text:id="'Boss drops'.B15:'Boss drops'.F15">0.0306122448979592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0.0467289719626168">
                <text:p>0.0467289719626168</text:p>
              </table:table-cell>
              <table:table-cell office:value-type="float" office:value="0.0495867768595041">
                <text:p>0.0495867768595041</text:p>
              </table:table-cell>
              <table:table-cell office:value-type="float" office:value="0.0573770491803279">
                <text:p>0.0573770491803279</text:p>
              </table:table-cell>
            </table:table-row>
            <table:table-row>
              <table:table-cell office:value-type="string">
                <text:p text:id="'Boss drops'.A16:'Boss drops'.A16">double greater</text:p>
              </table:table-cell>
              <table:table-cell office:value-type="float" office:value="0.102040816326531">
                <text:p text:id="'Boss drops'.B16:'Boss drops'.F16">0.10204081632653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280373831775701">
                <text:p>0.280373831775701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0983606557377">
                <text:p>0.40983606557377</text:p>
              </table:table-cell>
            </table:table-row>
            <table:table-row>
              <table:table-cell office:value-type="string">
                <text:p text:id="'Boss drops'.A17:'Boss drops'.A17">Greater + ego</text:p>
              </table:table-cell>
              <table:table-cell office:value-type="float" office:value="0.153061224489796">
                <text:p text:id="'Boss drops'.B17:'Boss drops'.F17">0.153061224489796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205607476635514">
                <text:p>0.205607476635514</text:p>
              </table:table-cell>
              <table:table-cell office:value-type="float" office:value="0.247933884297521">
                <text:p>0.247933884297521</text:p>
              </table:table-cell>
              <table:table-cell office:value-type="float" office:value="0.245901639344262">
                <text:p>0.245901639344262</text:p>
              </table:table-cell>
            </table:table-row>
            <table:table-row>
              <table:table-cell office:value-type="string">
                <text:p text:id="'Boss drops'.A18:'Boss drops'.A18">greater</text:p>
              </table:table-cell>
              <table:table-cell office:value-type="float" office:value="0.255102040816327">
                <text:p text:id="'Boss drops'.B18:'Boss drops'.F18">0.255102040816327</text:p>
              </table:table-cell>
              <table:table-cell office:value-type="float" office:value="0.245098039215686">
                <text:p>0.245098039215686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0.206611570247934">
                <text:p>0.206611570247934</text:p>
              </table:table-cell>
              <table:table-cell office:value-type="float" office:value="0.204918032786885">
                <text:p>0.204918032786885</text:p>
              </table:table-cell>
            </table:table-row>
            <table:table-row>
              <table:table-cell office:value-type="string">
                <text:p text:id="'Boss drops'.A19:'Boss drops'.A19">double ego</text:p>
              </table:table-cell>
              <table:table-cell office:value-type="float" office:value="0.459183673469388">
                <text:p text:id="'Boss drops'.B19:'Boss drops'.F19">0.459183673469388</text:p>
              </table:table-cell>
              <table:table-cell office:value-type="float" office:value="0.343137254901961">
                <text:p>0.343137254901961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0.0819672131147541">
                <text:p>0.0819672131147541</text:p>
              </table:table-cell>
            </table:table-row>
            <table:table-row>
              <table:table-cell office:value-type="string">
                <text:p text:id="'Boss drops'.A20:'Boss drops'.A20">ego</text:p>
              </table:table-cell>
              <table:table-cell office:value-type="float" office:value="0">
                <text:p text:id="'Boss drops'.B20:'Boss drops'.F2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Boss drops'.A21:'Boss drops'.A21">basic</text:p>
              </table:table-cell>
              <table:table-cell office:value-type="float" office:value="0">
                <text:p text:id="'Boss drops'.B21:'Boss drops'.F2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Boss drops'.A22:'Boss drops'.A22">money</text:p>
              </table:table-cell>
              <table:table-cell office:value-type="float" office:value="0.0408163265306122">
                <text:p text:id="'Boss drops'.B22:'Boss drops'.F22">0.0408163265306122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0.0373831775700935">
                <text:p>0.0373831775700935</text:p>
              </table:table-cell>
              <table:table-cell office:value-type="float" office:value="0.0330578512396694">
                <text:p>0.0330578512396694</text:p>
              </table:table-cell>
              <table:table-cell office:value-type="float" office:value="0.0327868852459016">
                <text:p>0.0327868852459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